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><text:soft-page-break/></text:p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<text:soft-page-break/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soft-page-break/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key value</text:p>
      <text:p text:style-name="P4">key=multi\</text:p>
      <text:p text:style-name="P4"><text:soft-page-break/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yyyy <text:s/>represents the year. yy outputs a two-digit year and yyyyutputs a four-digit year.</text:p>
      <text:p text:style-name="P4">hh <text:s/>represents the hour. Use hh to include the leading zero.</text:p>
      <text:p text:style-name="P4"><text:soft-page-break/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}</text:p>
      <text:p text:style-name="P4"/>
      <text:p text:style-name="P3"><text:soft-page-break/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1"><text:span text:style-name="T4"/></text:p>
      <text:p text:style-name="P1"><text:span text:style-name="T3">Threads</text:span></text:p>
      <text:p text:style-name="P7"><text:span text:style-name="T3">Thread.MIN_PRIORITY <text:tab/>1</text:span></text:p>
      <text:p text:style-name="P7"><text:span text:style-name="T3">Thread.NORM_PRIORITY <text:tab/>5</text:span></text:p>
      <text:p text:style-name="P7"><text:span text:style-name="T3">Thread.MAX_PRIORITY <text:tab/>10</text:span></text:p>
      <text:p text:style-name="P7"><text:span text:style-name="T3"/></text:p>
      <text:p text:style-name="P7"><text:span text:style-name="T3">@FunctionalInterface </text:span></text:p>
      <text:p text:style-name="P7"><text:span text:style-name="T3">public interface Runnable {</text:span></text:p>
      <text:p text:style-name="P7"><text:span text:style-name="T3"><text:s text:c="4"/>void run();</text:span></text:p>
      <text:p text:style-name="P7"><text:span text:style-name="T3">}</text:span></text:p>
      <text:p text:style-name="P7"><text:span text:style-name="T3"/></text:p>
      <text:p text:style-name="P1"><text:span text:style-name="T3">Thread Executors</text:span></text:p>
      <text:p text:style-name="P7"><text:span text:style-name="T3">Active<text:tab/><text:tab/><text:tab/><text:tab/>shutdown()<text:tab/><text:tab/><text:tab/>all tasks finished</text:span></text:p>
      <text:p text:style-name="P7"><text:span text:style-name="T3">- Accepts New Tasks<text:tab/><text:tab/>- Rejects New Tasks<text:tab/><text:tab/>- Rejects New Tasks</text:span></text:p>
      <text:p text:style-name="P7"><text:span text:style-name="T3">- Executes Tasks<text:tab/><text:tab/>- Executes Tasks<text:tab/><text:tab/>- No Tasks Running</text:span></text:p>
      <text:p text:style-name="P7"><text:span text:style-name="T3">-isShutdown() = false<text:tab/><text:tab/>- isShutdown() = true<text:tab/><text:tab/>-isShutdown() = true</text:span></text:p>
      <text:p text:style-name="P7"><text:span text:style-name="T3">-isTerminated() = false<text:tab/>- isTerminated() = false<text:tab/>-isTerminated() = true</text:span></text:p>
      <text:p text:style-name="P7"><text:span text:style-name="T3"/></text:p>
      <text:p text:style-name="P1"><text:span text:style-name="T3">Executor methods</text:span></text:p>
      <text:p text:style-name="P7"><text:span text:style-name="T3">void execute(Runnable command) <text:tab/><text:tab/>Executes a Runnabletask at some point in the future</text:span></text:p>
      <text:p text:style-name="P7"><text:span text:style-name="T3">Future&lt;?&gt; submit(Runnable task) <text:tab/><text:tab/>Executes a Runnabletask at some point in the future and returns a <text:tab/><text:tab/><text:tab/><text:tab/><text:tab/><text:tab/><text:tab/>Future<text:tab/>representing the task</text:span></text:p>
      <text:p text:style-name="P7"><text:span text:style-name="T3">&lt;T&gt; Future&lt;T&gt; submit(Callable&lt;T&gt; task) <text:tab/>Executes a Callabletask at some point in the future and returns a <text:tab/><text:tab/><text:tab/><text:tab/><text:tab/><text:tab/><text:tab/>Future representing the pending results of the task</text:span></text:p>
      <text:p text:style-name="P7"><text:span text:style-name="T3">&lt;T&gt; List&lt;Future&lt;T&gt;&gt; invokeAll(<text:tab/><text:tab/>Executes the given tasks, synchronously returning the results of </text:span></text:p>
      <text:p text:style-name="P7"><text:span text:style-name="T3">Collection&lt;? extends Callable&lt;T&gt;&gt; tasks) <text:tab/>all tasks as a Collectionof Future objects, in the same order</text:span></text:p>
      <text:p text:style-name="P7"><text:span text:style-name="T3">throws InterruptedException<text:tab/><text:tab/><text:tab/>they were in the original collection (all <text:s/>finished)</text:span></text:p>
      <text:p text:style-name="P7"><text:span text:style-name="T3">&lt;T&gt; T invokeAny(<text:tab/><text:tab/><text:tab/><text:tab/>Executes the given tasks, synchronously returning <text:s/>the result</text:span></text:p>
      <text:p text:style-name="P7"><text:span text:style-name="T3">Collection&lt;? extends Callable&lt;T&gt;&gt; tasks) <text:tab/> of one of finished tasks, cancelling any unfinished tasks</text:span></text:p>
      <text:p text:style-name="P7"><text:span text:style-name="T3">throws InterruptedException,</text:span></text:p>
      <text:p text:style-name="P7"><text:span text:style-name="T3">ExecutionException</text:span></text:p>
      <text:p text:style-name="P7"><text:span text:style-name="T3"/></text:p>
      <text:p text:style-name="P1"><text:span text:style-name="T3">Future object</text:span></text:p>
      <text:p text:style-name="P1"><text:span text:style-name="T4">boolean isDone() <text:tab/><text:tab/>Returns trueif the task was completed, threw an exception, or was cancelled.</text:span></text:p>
      <text:p text:style-name="P1"><text:span text:style-name="T4">boolean isCancelled() <text:tab/>Returns trueif the task was cancelled before it completely normally.</text:span></text:p>
      <text:p text:style-name="P1"><text:span text:style-name="T4">boolean cancel() <text:tab/><text:tab/>Attempts to cancel execution of the task.</text:span></text:p>
      <text:p text:style-name="P1"><text:span text:style-name="T4">V get() <text:tab/><text:tab/><text:tab/>Retrieves the result of a task, waiting endlessly if it is not yet available.</text:span></text:p>
      <text:p text:style-name="P1"><text:span text:style-name="T4">V get(long timeout, TimeUnit unit) Retrieves the result of a task, waiting the specified amount of time. If the <text:tab/>result is not ready by the time the timeout is reached, a checked TimeoutException will be thrown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25T23:34:29.74</dc:date>
    <meta:editing-duration>P1DT23H18M3S</meta:editing-duration>
    <meta:editing-cycles>100</meta:editing-cycles>
    <meta:document-statistic meta:table-count="0" meta:image-count="0" meta:object-count="0" meta:page-count="10" meta:paragraph-count="464" meta:word-count="3001" meta:character-count="22878"/>
  </office:meta>
</office:document-meta>
</file>